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Courier, mono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5ec" officeooo:paragraph-rsid="001275ec"/>
    </style:style>
    <style:style style:name="P2" style:family="paragraph" style:parent-style-name="Standard">
      <style:text-properties officeooo:rsid="001472f2" officeooo:paragraph-rsid="001472f2"/>
    </style:style>
    <style:style style:name="P3" style:family="paragraph" style:parent-style-name="Preformatted_20_Text">
      <style:text-properties fo:color="#000000" style:font-name="Courier New" fo:font-size="12pt" fo:letter-spacing="normal" fo:font-style="italic" fo:font-weight="normal" officeooo:rsid="001275ec" officeooo:paragraph-rsid="001275ec"/>
    </style:style>
    <style:style style:name="P4" style:family="paragraph" style:parent-style-name="Standard">
      <style:text-properties officeooo:rsid="001275ec" officeooo:paragraph-rsid="001275ec"/>
    </style:style>
    <style:style style:name="P5" style:family="paragraph" style:parent-style-name="Standard">
      <style:text-properties officeooo:rsid="001846a1" officeooo:paragraph-rsid="001846a1"/>
    </style:style>
    <style:style style:name="P6" style:family="paragraph" style:parent-style-name="Standard">
      <style:text-properties officeooo:rsid="001985fc" officeooo:paragraph-rsid="001985fc"/>
    </style:style>
    <style:style style:name="P7" style:family="paragraph" style:parent-style-name="Standard">
      <style:text-properties officeooo:paragraph-rsid="001c6335"/>
    </style:style>
    <style:style style:name="T1" style:family="text">
      <style:text-properties officeooo:rsid="00157c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ароль для обновения репозитория на гигхабе (через 30 дней актуализировать надо):</text:p>
      <text:p text:style-name="P2"/>
      <text:p text:style-name="P7">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</text:p>
      <text:p text:style-name="Standard"/>
      <text:p text:style-name="P1">git add . -Добавляет изменённые файлы в пакет на отправку</text:p>
      <text:p text:style-name="P1">git commit -m «примечание» -Уведомляет гитхаб от обновлении и примечании к обновлнию</text:p>
      <text:p text:style-name="P1">git push origin main -Отправляет обновления в репозиторий на гитхабе</text:p>
      <text:p text:style-name="P1"><text:tab/><text:a xlink:type="simple" xlink:href="mailto:vokamne3@gmail.com" text:style-name="Internet_20_link" text:visited-style-name="Visited_20_Internet_20_Link"><text:span text:style-name="T1">vokamne3@gmail.com</text:span></text:a></text:p>
      <text:p text:style-name="P1"><text:tab/>«<text:span text:style-name="T1">пароль»</text:span></text:p>
      <text:p text:style-name="P6"/>
      <text:p text:style-name="P1">Вообще с гигхабом надо будет разобраться в ньюансах.</text:p>
      <text:p text:style-name="P1"/>
      <text:p text:style-name="P5">Подключение к новому реппозиторию:</text:p>
      <text:p text:style-name="P3">git remote add origin https://github.com/user_name/Mytest.git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Courier, mono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21:52:21.570774735</meta:creation-date>
    <dc:date>2022-04-18T11:37:01.976619233</dc:date>
    <meta:editing-duration>PT1H42M22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63" meta:character-count="505" meta:non-whitespace-character-count="450"/>
  </office:meta>
</office:document-meta>
</file>